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4" style:family="paragraph" style:parent-style-name="Standard" style:list-style-name="L7"/>
    <style:style style:name="P5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ff0000"/>
    </style:style>
    <style:style style:name="P6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8000"/>
    </style:style>
    <style:style style:name="P7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8000"/>
    </style:style>
    <style:style style:name="P8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8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9" style:family="paragraph" style:parent-style-name="Standard" style:list-style-name="L1">
      <style:paragraph-properties fo:margin-left="0.4925in" fo:margin-right="0in" fo:text-indent="-0.25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ff0000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3" style:family="text">
      <style:text-properties style:text-outline="false"/>
    </style:style>
    <style:style style:name="T4" style:family="text">
      <style:text-properties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font-name="Helvetica"/>
    </style:style>
    <style:style style:name="T7" style:family="text">
      <style:text-properties fo:font-size="11pt"/>
    </style:style>
    <style:style style:name="T8" style:family="text">
      <style:text-properties fo:letter-spacing="normal"/>
    </style:style>
    <style:style style:name="T9" style:family="text">
      <style:text-properties style:text-underline-style="none"/>
    </style:style>
    <style:style style:name="T10" style:family="text">
      <style:text-properties fo:font-weight="normal"/>
    </style:style>
    <style:style style:name="T11" style:family="text">
      <style:text-properties style:letter-kerning="false"/>
    </style:style>
    <style:style style:name="T12" style:family="text">
      <style:text-properties style:font-name-asian="Helvetica"/>
    </style:style>
    <style:style style:name="T13" style:family="text">
      <style:text-properties style:font-size-asian="11pt"/>
    </style:style>
    <style:style style:name="T14" style:family="text">
      <style:text-properties style:font-weight-asian="normal"/>
    </style:style>
    <style:style style:name="T15" style:family="text">
      <style:text-properties style:font-name-complex="Helvetica"/>
    </style:style>
    <style:style style:name="T16" style:family="text">
      <style:text-properties style:font-size-complex="11pt"/>
    </style:style>
    <style:style style:name="T17" style:family="text">
      <style:text-properties style:font-weight-complex="normal"/>
    </style:style>
    <style:style style:name="T18" style:family="text">
      <style:text-properties style:font-name="Helvetica-Bold"/>
    </style:style>
    <style:style style:name="T19" style:family="text">
      <style:text-properties fo:font-size="16pt"/>
    </style:style>
    <style:style style:name="T20" style:family="text">
      <style:text-properties fo:font-weight="bold"/>
    </style:style>
    <style:style style:name="T21" style:family="text">
      <style:text-properties style:font-name-asian="Helvetica-Bold"/>
    </style:style>
    <style:style style:name="T22" style:family="text">
      <style:text-properties style:font-size-asian="16pt"/>
    </style:style>
    <style:style style:name="T23" style:family="text">
      <style:text-properties style:font-weight-asian="bold"/>
    </style:style>
    <style:style style:name="T24" style:family="text">
      <style:text-properties style:font-name-complex="Helvetica-Bold"/>
    </style:style>
    <style:style style:name="T25" style:family="text">
      <style:text-properties style:font-size-complex="16pt"/>
    </style:style>
    <style:style style:name="T26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s</text:p>
      <text:p text:style-name="P1"/>
      <text:list xml:id="list289661853" text:style-name="L6">
        <text:list-item>
          <text:p text:style-name="P6"><text:span text:style-name="T4">Authentifizieren</text:span></text:p>
          <text:list>
            <text:list-item>
              <text:p text:style-name="P6"><text:span text:style-name="T4">Der Mittarbeiter führt sein Mittarbeiter Badge im Bezahlterminal ein, gibt den Pincode ein um sich zu Authentifizieren</text:span></text:p>
            </text:list-item>
            <text:list-item>
              <text:p text:style-name="P6"><text:span text:style-name="T4">Bei einem Angehörigen oder bei Firmenfahrzeugen führt der Kunde die Tankkarte ein und authentifiziert sich mit dem Pincode</text:span></text:p>
            </text:list-item>
          </text:list>
        </text:list-item>
        <text:list-item>
          <text:p text:style-name="P6"><text:span text:style-name="T4">Zahlungsart wählen</text:span></text:p>
          <text:list>
            <text:list-item>
              <text:p text:style-name="P6"><text:span text:style-name="T4">Der Kunde wählt seine Zahlungsart welche Lohnabzug, Maestro oder Barbezahlung ist. Die Option Lohnabzug kann nur gewählt werden, wenn der Kunde sich mit dem Mittarbeiter badge authentifiziert</text:span></text:p>
            </text:list-item>
          </text:list>
        </text:list-item>
        <text:list-item>
          <text:p text:style-name="P6"><text:span text:style-name="T4">Tanken</text:span></text:p>
          <text:list>
            <text:list-item>
              <text:p text:style-name="P6"><text:span text:style-name="T4">Der Kunde nimmt den Benzinschlauch, Tankt sein Fahrzeug und setzt den Schlauch wieder zurück.</text:span></text:p>
            </text:list-item>
          </text:list>
        </text:list-item>
      </text:list>
      <text:list xml:id="list469557193" text:style-name="L1">
        <text:list-item>
          <text:p text:style-name="P7"><text:span text:style-name="T4">Quittung erstellen</text:span></text:p>
          <text:list>
            <text:list-item>
              <text:p text:style-name="P7"><text:span text:style-name="T4">Nach dem Tanken erstellt das Tank System eine Quittung falls der Kunde das wünscht. Der Kunde kann wählen ob er die Quittung per Papier oder e-mail haben will. Dies gibt er am Bezahlterminal ein. </text:span></text:p>
            </text:list-item>
          </text:list>
        </text:list-item>
        <text:list-item>
          <text:p text:style-name="P7"><text:span text:style-name="T4">Versenden der e-mail Quittung</text:span></text:p>
          <text:list>
            <text:list-item>
              <text:p text:style-name="P7"><text:span text:style-name="T4">Die Quittung wird per E-Mail and den e-mail server gesendet</text:span></text:p>
            </text:list-item>
          </text:list>
        </text:list-item>
        <text:list-item>
          <text:p text:style-name="P7"><text:span text:style-name="T4">Tank record erstellen</text:span></text:p>
          <text:list>
            <text:list-item>
              <text:p text:style-name="P7"><text:span text:style-name="T4">Nach beendigung der Betankung wird ein Tank Record generiert. Dies enthält ....Daten.</text:span></text:p>
            </text:list-item>
          </text:list>
        </text:list-item>
        <text:list-item>
          <text:p text:style-name="P7"><text:span text:style-name="T4">Transferieren der Daten</text:span></text:p>
          <text:list>
            <text:list-item>
              <text:p text:style-name="P7"><text:span text:style-name="T4">Das Tanksystem transferiert den Tank Record nach dem Tanken automatisch an das Buchhaltungssystem</text:span></text:p>
            </text:list-item>
          </text:list>
        </text:list-item>
        <text:list-item>
          <text:p text:style-name="P8">Backup erstellen</text:p>
          <text:list>
            <text:list-item>
              <text:p text:style-name="P8">Das Tanksystem erstellt ein Backup am Abend</text:p>
            </text:list-item>
          </text:list>
        </text:list-item>
        <text:list-item>
          <text:p text:style-name="P7">Bargeld <text:span text:style-name="T4">überbringen</text:span></text:p>
          <text:list>
            <text:list-item>
              <text:p text:style-name="P8">Der Tankwart nimmt Täglich das Bargeld aus den Bezahlterminals und überbringt es der Buchhaltung.</text:p>
            </text:list-item>
          </text:list>
        </text:list-item>
        <text:list-item>
          <text:p text:style-name="P5"><text:span text:style-name="T4">Buchhaltung Überprüfung</text:span></text:p>
          <text:list>
            <text:list-item>
              <text:p text:style-name="P5"><text:span text:style-name="T4">Die Buchhaltung überprüft die Benzinbuchungen <text:s/>und hält Rückfrage mit dem Tankwart falls nötig</text:span></text:p>
            </text:list-item>
          </text:list>
        </text:list-item>
        <text:list-item>
          <text:p text:style-name="P9"><text:span text:style-name="T4">Buchhaltung Abrechnung</text:span></text:p>
          <text:list>
            <text:list-item>
              <text:p text:style-name="P5"><text:span text:style-name="T4">Buchhaltung erstellt die Abrechnung (Gutschrift auf Benzinkonto und Belastung der Bezüge)</text:span></text:p>
            </text:list-item>
          </text:list>
        </text:list-item>
        <text:list-item>
          <text:p text:style-name="P5"><text:span text:style-name="T4">Gutschrift Benzinkonto (durch Buchhaltung)</text:span></text:p>
          <text:list>
            <text:list-item>
              <text:p text:style-name="P5"><text:span text:style-name="T4">Die Buchhaltung aktualisiert das Benzinkonto</text:span></text:p>
            </text:list-item>
          </text:list>
        </text:list-item>
        <text:list-item>
          <text:p text:style-name="P5"><text:span text:style-name="T4">Belastung der KST (Abteilung oder Personal)</text:span></text:p>
          <text:list>
            <text:list-item>
              <text:p text:style-name="P5"><text:span text:style-name="T4">Die Buchhaltung belastet den Tankbetrag der Abteilung oder Personal Kostenstelle</text:span></text:p>
            </text:list-item>
          </text:list>
        </text:list-item>
        <text:list-item>
          <text:p text:style-name="P5"><text:span text:style-name="T4">Überweisung der Quittung an Lohnbuchhaltung durch Buchhaltung</text:span></text:p>
          <text:list>
            <text:list-item>
              <text:p text:style-name="P5"><text:span text:style-name="T4">Die Quittungen der Privatbezüger werden an die Lohnbuchhaltungen überwiesen</text:span></text:p>
            </text:list-item>
          </text:list>
        </text:list-item>
        <text:list-item>
          <text:p text:style-name="P5"><text:span text:style-name="T4">Verrechnung mit dem Lohn</text:span></text:p>
          <text:list>
            <text:list-item>
              <text:p text:style-name="P5"><text:span text:style-name="T4">Lohnbuchhaltung verrechnet den Betrag mit dem Lohn</text:span></text:p>
            </text:list-item>
          </text:list>
        </text:list-item>
        <text:list-item>
          <text:p text:style-name="P5"><text:span text:style-name="T4">überweisen des Bargeldes</text:span></text:p>
          <text:list>
            <text:list-item>
              <text:p text:style-name="P5"><text:span text:style-name="T4">Das Bargeld wird von der Buchhaltung zur Zentralen Kasse überwiesen</text:span></text:p>
            </text:list-item>
          </text:list>
        </text:list-item>
        <text:list-item>
          <text:p text:style-name="P5"><text:span text:style-name="T4">Service Arbeiten ausführen</text:span></text:p>
          <text:list>
            <text:list-item>
              <text:p text:style-name="P5"><text:span text:style-name="T4">Der Tankwart führt Service Arbeiten aus</text:span></text:p>
            </text:list-item>
          </text:list>
        </text:list-item>
        <text:list-item>
          <text:p text:style-name="P2"><text:span text:style-name="T2">Bestellen des Nachschubes</text:span></text:p>
          <text:list>
            <text:list-item>
              <text:p text:style-name="P2"><text:span text:style-name="T2">Bei unterschreiten des minimum Standes wird automatisch eine Meldung an das Betriebsbuchhaltung System gesendet damit eine Bestellung beim bevozugten Benzinlieferant ausgelöst wird.</text:span></text:p>
            </text:list-item>
          </text:list>
        </text:list-item>
        <text:list-item>
          <text:p text:style-name="P2"><text:span text:style-name="T2">Liefern des Nachschubes</text:span></text:p>
          <text:list>
            <text:list-item>
              <text:p text:style-name="P2"><text:soft-page-break/><text:span text:style-name="T2">Der Benzinlieferant liefert den Bestellten Treibstoff und füllt den Tank auf</text:span></text:p>
            </text:list-item>
          </text:list>
        </text:list-item>
        <text:list-item>
          <text:p text:style-name="P2"><text:span text:style-name="T2">Verrechnen des Nachschubes</text:span></text:p>
          <text:list>
            <text:list-item>
              <text:p text:style-name="P2"><text:span text:style-name="T2">Der Benzinlieferant verrechnet die Lieferung mit der Betriebsbuchhaltung</text:span></text:p>
            </text:list-item>
          </text:list>
        </text:list-item>
      </text:list>
      <text:p text:style-name="P1"/>
      <text:p text:style-name="P1"/>
      <text:p text:style-name="P1">(Systemgrenzen ? <text:s/>Ist die Verrechnung mit dem Lohnsystem usw auch Teil des Systems oder ausserhalb. Müssen Usecases erstellt werden ?)</text:p>
      <text:p text:style-name="P1"/>
      <text:p text:style-name="Standard">Requirement:</text:p>
      <text:p text:style-name="Standard">NF: es gibt pro Säule ein Bezahlterminal</text:p>
      <text:list xml:id="list1789032953" text:style-name="L7">
        <text:list-item>
          <text:p text:style-name="P4">Man kann mit Bargeld, Maestro, Bargeld bezahlen</text:p>
        </text:list-item>
      </text:list>
      <text:p text:style-name="Standard"/>
      <text:p text:style-name="Standard">FR:</text:p>
      <text:p text:style-name="Standard">- authentifizieren mittels pin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07:19:00</meta:creation-date>
    <dc:date>2013-11-28T17:01:38</dc:date>
    <meta:editing-duration>PT09H42M41S</meta:editing-duration>
    <meta:editing-cycles>13</meta:editing-cycles>
    <meta:generator>NeoOffice/3.4$Unix OpenOffice.org_project/Patch 0</meta:generator>
    <meta:document-statistic meta:table-count="0" meta:image-count="0" meta:object-count="0" meta:page-count="2" meta:paragraph-count="48" meta:word-count="423" meta:character-count="2795"/>
  </office:meta>
</office:document-meta>
</file>